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>簡單來說，JAVA本身是一種語言，JAVA環境讓應用程式的開發，可以在任何運算</text:p>
      <text:p text:style-name="PreformattedText">平台上執行，在程式設計師的眼中JAVA是一個容易使用、且產生可靠程式碼的語</text:p>
      <text:p text:style-name="PreformattedText">言。其本身是一個物件導向程式語言，同時，JAVA本身所提供的一些可重複使用</text:p>
      <text:p text:style-name="PreformattedText">的程式，不僅節省了開發時間，也強化了應用軟體的可靠性。另外，JAVA可以跨</text:p>
      <text:p text:style-name="PreformattedText">越Internet在任何不同的硬體平台執行，包括各種平台的伺服器、PC、Mac或工作</text:p>
      <text:p text:style-name="PreformattedText">站。</text:p>
      <text:p text:style-name="PreformattedText">由於JAVA擁有極大的彈性，企業透過JAVA這個強力的語言，可以輕鬆建立自己的</text:p>
      <text:p text:style-name="PreformattedText">Intranet。程式設計者只要利用JAVA設計一些小型應用程式(applet)，就能跨越Internet</text:p>
      <text:p text:style-name="PreformattedText">執行文書處理器、試算表或從企業資料庫下載資料等。在昇陽所提出的網路運算</text:p>
      <text:p text:style-name="PreformattedText">架構中，依然遵循著主從架構(client/server)運算的大方向，基本上利用applet串連</text:p>
      <text:p text:style-name="PreformattedText">起主從架構的主體，它可以依需求即時由伺服器下載到client端，applet可以在任</text:p>
      <text:p text:style-name="PreformattedText">何裝置有JAVA虛擬機器軟體的機器上執行。換言之，JAVA applet可以在任何支援JAVA</text:p>
      <text:p text:style-name="PreformattedText">程式的瀏覽器上執行。這是一項關鍵的特性，可以將大型主機上的運算工作，漸</text:p>
      <text:p text:style-name="PreformattedText">進轉換到較易管理的JAVA網路電腦上工作。</text:p>
      <text:p text:style-name="PreformattedText">【】</text:p>
      <text:p text:style-name="PreformattedText">另外，JAVA的特性是能夠讓用戶既享有PC的使用權同時又具備大型主機系統的安</text:p>
      <text:p text:style-name="PreformattedText">全性。目前的資訊應用環境中，大多數PC使用者也許只用到PC整體能力的15%，</text:p>
      <text:p text:style-name="PreformattedText">而網路PC的維護、新軟體的更新與部署、檔案備份、系統組態設定等，對企業組</text:p>
      <text:p text:style-name="PreformattedText">織而言都相當耗費成本。相對於JAVA正快速成為世界性的運算語言，它能夠建立</text:p>
      <text:p text:style-name="PreformattedText">任何電腦都能執行的應用程式。許多公司因使用JAVA而有重大的收獲，相信採用</text:p>
      <text:p text:style-name="PreformattedText">JAVA的網路終端機不僅可以簡化繁瑣的系統管理程序，更能大幅降低成本的支出。</text:p>
      <text:p text:style-name="PreformattedText">在企業級用戶MIS主管心中最關心的一件事，莫過於無時無刻必須考量軟、硬體</text:p>
      <text:p text:style-name="PreformattedText">升級的成本，JAVA技術可以解決企業日益上昇的應用程式開發、維護、版本更新</text:p>
      <text:p text:style-name="PreformattedText">的成本；就硬體面而言，昇陽在1996年底推出首部名為JAVA Station的網路電腦，</text:p>
      <text:p text:style-name="PreformattedText">其中主要元件包括8 MB記憶體以及85-MHz<text:s/>Micro-SPARC晶片，售價自742美元起</text:p>
      <text:p text:style-name="PreformattedText">跳，已於去年十二月份正式與用戶見面，在國內的上市時間，因牽涉到中文化的</text:p>
      <text:p text:style-name="PreformattedText">軟、硬體環境及應用程式的修正，將等到今年下半年問世。同時，昇陽亦推出命</text:p>
      <text:p text:style-name="PreformattedText">名為Netra J、以Unix為主的Netra伺服器系列產品。該產品係專門設計執行JAVA</text:p>
      <text:p text:style-name="PreformattedText">Station網路功能，昇陽並計畫增強Solaris作業系統與Solstice網路管理軟體的效率。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Microsoft YaHe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新細明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細明體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REE</dc:creator>
    <meta:creation-date>2018-09-07T12:43:00Z</meta:creation-date>
    <dc:date>2018-09-07T12:43:00Z</dc:date>
    <meta:template xlink:href="Normal.dotm" xlink:type="simple"/>
    <meta:editing-cycles>2</meta:editing-cycles>
    <meta:editing-duration>PT0S</meta:editing-duration>
    <meta:document-statistic meta:page-count="1" meta:paragraph-count="2" meta:word-count="163" meta:character-count="1095" meta:row-count="7" meta:non-whitespace-character-count="934"/>
  </office:meta>
</office:document-meta>
</file>